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c61" officeooo:paragraph-rsid="00146c61"/>
    </style:style>
    <style:style style:name="P2" style:family="paragraph" style:parent-style-name="Standard">
      <style:text-properties style:font-name="monospace" officeooo:rsid="00171091" officeooo:paragraph-rsid="0017109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71091" officeooo:paragraph-rsid="00171091"/>
    </style:style>
    <style:style style:name="T1" style:family="text">
      <style:text-properties fo:color="#000000" fo:background-color="#ffffff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/mips-ooo -f daxpy64.s -s -r 128 -M -p pnt</text:p>
      <text:p text:style-name="Standard">Ciclos: <text:s text:c="13"/>1671</text:p>
      <text:p text:style-name="Standard"/>
      <text:p text:style-name="Standard"/>
      <text:p text:style-name="Standard">./mips-ooo -f daxpy64.s -s -r 128 -M -p 1</text:p>
      <text:p text:style-name="Standard">Ciclos: <text:s text:c="14"/>681</text:p>
      <text:p text:style-name="Standard"/>
      <text:p text:style-name="Standard"/>
      <text:p text:style-name="Standard">./mips-ooo -f daxpy64.s -s -r 128 -M -p p</text:p>
      <text:p text:style-name="Standard">Ciclos: <text:s text:c="14"/>663</text:p>
      <text:p text:style-name="Standard"/>
      <text:p text:style-name="Standard"/>
      <text:p text:style-name="Standard">============================2 vias============================</text:p>
      <text:p text:style-name="Standard"/>
      <text:p text:style-name="Standard"/>
      <text:p text:style-name="Standard">./mips-ooo -f daxpy64.s -s -r 128 -v 2:2:2 -M -p pnt</text:p>
      <text:p text:style-name="Standard">Ciclos: <text:s text:c="13"/>1475</text:p>
      <text:p text:style-name="Standard"/>
      <text:p text:style-name="Standard"/>
      <text:p text:style-name="Standard">./mips-ooo -f daxpy64.s -s -r 128 -v 2:2:2 -M -p 1</text:p>
      <text:p text:style-name="Standard">Ciclos: <text:s text:c="13"/>424</text:p>
      <text:p text:style-name="Standard"/>
      <text:p text:style-name="Standard"/>
      <text:p text:style-name="Standard">./mips-ooo -f daxpy64.s -s -r 128 -v 2:2:2 -M -p p</text:p>
      <text:p text:style-name="Standard">Ciclos: <text:s text:c="13"/>403</text:p>
      <text:p text:style-name="Standard"/>
      <text:p text:style-name="Standard"/>
      <text:p text:style-name="Standard">=========================== 4 vias ============================</text:p>
      <text:p text:style-name="Standard"/>
      <text:p text:style-name="Standard">pnt <text:s/>1347</text:p>
      <text:p text:style-name="Standard"/>
      <text:p text:style-name="Standard">1 233 * MEJOR ESTADISTICA</text:p>
      <text:p text:style-name="Standard"/>
      <text:p text:style-name="Standard">p 213</text:p>
      <text:p text:style-name="Standard"/>
      <text:p text:style-name="Standard"/>
      <text:p text:style-name="Standard">=========================== 8 vias ============================</text:p>
      <text:p text:style-name="Standard"/>
      <text:p text:style-name="Standard">pnt <text:s/>1284</text:p>
      <text:p text:style-name="Standard"/>
      <text:p text:style-name="Standard">1 231</text:p>
      <text:p text:style-name="Standard"/>
      <text:p text:style-name="Standard">p 213</text:p>
      <text:p text:style-name="Standard"/>
      <text:p text:style-name="Standard"/>
      <text:p text:style-name="Standard"/>
      <text:p text:style-name="Standard"/>
      <text:p text:style-name="P3"><draw:frame draw:style-name="fr1" draw:name="Objeto1" text:anchor-type="paragraph" svg:x="1.415cm" svg:y="0.236cm" svg:width="14.217cm" svg:height="7.9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En este ejercicio vemos como el n.º de ciclos baja en función no solamente del n.º de vías, sino también con el tipo de predictor usado. Acorde a la gráfica, la solución más rentable es el procesador de 4 vías, ya que el de 8 no representa una mejora sustancial (solamente mejora en 2 ciclos), y con el predictor BTB de 1 bit (el perfecto es ideal).</text:p>
      <text:p text:style-name="P3"/>
      <text:p text:style-name="Standard"/>
      <text:p text:style-name="Standard"/>
      <text:p text:style-name="Standard">========================= EJERCICIO 2 =============================</text:p>
      <text:p text:style-name="Standard"/>
      <text:p text:style-name="Standard"/>
      <text:p text:style-name="Standard"/>
      <text:p text:style-name="Standard"/>
      <text:p text:style-name="Standard">=========================== 64 ============================</text:p>
      <text:p text:style-name="Standard">ciclos: 892</text:p>
      <text:p text:style-name="Standard">cpi: <text:s text:c="3"/>0'39</text:p>
      <text:p text:style-name="Standard"/>
      <text:p text:style-name="Standard">=========================== 32 ===========================</text:p>
      <text:p text:style-name="Standard">ciclos: 1016</text:p>
      <text:p text:style-name="Standard">cpi: <text:s text:c="3"/>0'45</text:p>
      <text:p text:style-name="Standard"/>
      <text:p text:style-name="Standard">=========================== 16 ===========================</text:p>
      <text:p text:style-name="Standard">ciclos: 1468</text:p>
      <text:p text:style-name="Standard">cpi: <text:s text:c="3"/>0'65</text:p>
      <text:p text:style-name="Standard"/>
      <text:p text:style-name="Standard">============================ 8 ==========================</text:p>
      <text:p text:style-name="Standard">ciclos: 2214</text:p>
      <text:p text:style-name="Standard">cpi: <text:s text:c="3"/>0'97</text:p>
      <text:p text:style-name="Standard"/>
      <text:p text:style-name="Standard">============================ 4 ==========================</text:p>
      <text:p text:style-name="Standard">ciclos: 3600</text:p>
      <text:p text:style-name="Standard">cpi: <text:s text:c="3"/>1'58</text:p>
      <text:p text:style-name="Standard"/>
      <text:p text:style-name="Standard"/>
      <text:p text:style-name="Standard"><draw:frame draw:style-name="fr2" draw:name="Objeto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Standard"/>
      <text:p text:style-name="Standard"/>
      <text:p text:style-name="Standard"/>
      <text:p text:style-name="Standard">========================= EJERCICIO 3 =============================</text:p>
      <text:p text:style-name="Standard"/>
      <text:p text:style-name="Standard">Nada, comprobación.</text:p>
      <text:p text:style-name="Standard">En la ocupación de recursos vemos que sobra demasiado espacio, se utiliza entre un 7 y un 9%. </text:p>
      <text:p text:style-name="Standard">Con la segunda ejecución se ajusta la ocupación de recursos al 100% de cada uno para no gastar de má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=================== EJERCICIO 4 =============================</text:p>
      <text:p text:style-name="Standard"/>
      <text:p text:style-name="Standard"/>
      <text:p text:style-name="Standard">========================= pnt =============================</text:p>
      <text:p text:style-name="Standard">ciclos: 1480</text:p>
      <text:p text:style-name="Standard">cpi: <text:s text:c="3"/>2'47</text:p>
      <text:p text:style-name="Standard"/>
      <text:p text:style-name="Standard">========================= 1 =============================</text:p>
      <text:p text:style-name="Standard">ciclos: 832</text:p>
      <text:p text:style-name="Standard">cpi: <text:s text:c="3"/>1'39</text:p>
      <text:p text:style-name="Standard"/>
      <text:p text:style-name="Standard">========================= 2h =============================</text:p>
      <text:p text:style-name="Standard">ciclos: 733</text:p>
      <text:p text:style-name="Standard">cpi: <text:s text:c="3"/>1'22</text:p>
      <text:p text:style-name="Standard"/>
      <text:p text:style-name="Standard">========================= 2s =============================</text:p>
      <text:p text:style-name="Standard">ciclos: 733</text:p>
      <text:p text:style-name="Standard">cpi: <text:s text:c="3"/>1'22</text:p>
      <text:p text:style-name="Standard"/>
      <text:p text:style-name="Standard">========================= p =============================</text:p>
      <text:p text:style-name="Standard">ciclos: 613</text:p>
      <text:p text:style-name="Standard">cpi: <text:s text:c="3"/>1'02</text:p>
      <text:p text:style-name="Standard"><draw:frame draw:style-name="fr1" draw:name="Objeto3" text:anchor-type="paragraph" svg:x="2.247cm" svg:y="0.123cm" svg:width="12.508cm" svg:height="6.1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Y para finalizar, todos los comandos de terminal que hemos usado en esta P6:</text:p>
      <text:p text:style-name="P2"><text:span text:style-name="T1">173  cd fuentes/ </text:span><text:line-break/> 174   ./mips-ooo -f daxpy64.s -s -r 128 -M -p pnt <text:line-break/> 175   ./mips-ooo -f daxpy64.s -s -r 128 -M -p1 pnt <text:line-break/> 176   ./mips-ooo -f daxpy64.s -s -r 128 -M -p1 <text:line-break/> 177   ./mips-ooo -f daxpy64.s -s -r 128 -M -p 1 <text:line-break/> 178   ./mips-ooo -f daxpy64.s -s -r 128 -M -p p <text:line-break/> 179   touch p6.txt <text:line-break/> 180   ./mips-ooo -f daxpy64.s -s -r 128 -v 2:2:2 -M -p pnt <text:line-break/> 181   ./mips-ooo -f daxpy64.s -s -r 128 -v 2:2:2 -M -p 1 <text:line-break/> 182   ./mips-ooo -f daxpy64.s -s -r 128 -v 2:2:2 -M -p p <text:line-break/> 183   ./mips-ooo -f daxpy64.s -s -r 128 -v 4:4:4 -M -p pnt <text:line-break/> 184   ./mips-ooo -f daxpy64.s -s -r 128 -v 4:4:4 -M -p 1 <text:line-break/> 185   ./mips-ooo -f daxpy64.s -s -r 128 -v 4:4:4 -M -p p <text:line-break/> 186   ./mips-ooo -f daxpy64.s -s -r 128 -v 8:8:8 -M -p pnt <text:line-break/> 187   ./mips-ooo -f daxpy64.s -s -r 128 -v 8:8:8 -M -p 1 <text:line-break/> 188   ./mips-ooo -f daxpy64.s -s -r 128 -v 8:8:8 -M -p p <text:line-break/> 189   ./mips-ooo -f ordena-fp.s -s -v 4:4:4 -M -p p -r 64 <text:line-break/> 190   ./mips-ooo -f ordena-fp.s -s -v 4:4:4 -M -p p -r 32 <text:line-break/> 191   ./mips-ooo -f ordena-fp.s -s -v 4:4:4 -M -p p -r 16 <text:line-break/> 192   ./mips-ooo -f ordena-fp.s -s -v 4:4:4 -M -p p -r 8 <text:line-break/> 193   ./mips-ooo -f ordena-fp.s -s -v 4:4:4 -M -p p -r 4 <text:line-break/> 194   ./mips-ooo -f ordena-fp.s -s -v 4:4:4 -M -p p -r 64 <text:line-break/> 195   ./mips-ooo -f ordena-fp.s -s -v 4:4:4 -e 4:1:c:10 -a 4:4:c:11 -l 3:2:c:6:12 -p p -r 64 <text:line-break/> 196   ./mips-ooo -s -f suma-mat.s -p pnt <text:line-break/> 197   ./mips-ooo -s -f suma-mat.s -p 1 <text:line-break/> 198   ./mips-ooo -s -f suma-mat.s -p 2h <text:line-break/> 199   ./mips-ooo -s -f suma-mat.s -p 2s <text:line-break/> 200   ./mips-ooo -s -f suma-mat.s -p p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3:47:13.244202591</meta:creation-date>
    <dc:date>2021-11-30T14:12:41.572612388</dc:date>
    <meta:editing-duration>PT13M20S</meta:editing-duration>
    <meta:editing-cycles>3</meta:editing-cycles>
    <meta:generator>LibreOffice/6.0.7.3$Linux_X86_64 LibreOffice_project/00m0$Build-3</meta:generator>
    <meta:document-statistic meta:table-count="0" meta:image-count="0" meta:object-count="3" meta:page-count="5" meta:paragraph-count="60" meta:word-count="587" meta:character-count="3816" meta:non-whitespace-character-count="30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16cm" svg:height="7.997cm" xlink:href="." xlink:type="simple" chart:class="chart:line" chart:style-name="ch1">
        <chart:legend chart:legend-position="end" svg:x="11.56cm" svg:y="3.168cm" style:legend-expansion="high" chart:style-name="ch2"/>
        <chart:plot-area chart:style-name="ch3" chart:data-source-has-labels="both" svg:x="1.26cm" svg:y="0.159cm" svg:width="10.016cm" svg:height="6.733cm">
          <chartooo:coordinate-region svg:x="2.097cm" svg:y="0.369cm" svg:width="8.884cm" svg:height="5.854cm"/>
          <chart:axis chart:dimension="x" chart:name="primary-x" chart:style-name="ch4" chartooo:axis-type="auto">
            <chartooo:date-scale/>
            <chart:title svg:x="5.122cm" svg:y="7.052cm" chart:style-name="ch5">
              <text:p>Número de vía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001cm" chart:style-name="ch7">
              <text:p>Ciclo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nt</text:p>
              </table:table-cell>
              <table:table-cell office:value-type="string">
                <text:p>1 bit</text:p>
              </table:table-cell>
              <table:table-cell office:value-type="string">
                <text:p>perfec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1">
                <text:p>1671</text:p>
              </table:table-cell>
              <table:table-cell office:value-type="float" office:value="681">
                <text:p>68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5">
                <text:p>1475</text:p>
              </table:table-cell>
              <table:table-cell office:value-type="float" office:value="424">
                <text:p>42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7">
                <text:p>1347</text:p>
              </table:table-cell>
              <table:table-cell office:value-type="float" office:value="233">
                <text:p>23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4">
                <text:p>1284</text:p>
              </table:table-cell>
              <table:table-cell office:value-type="float" office:value="231">
                <text:p>231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51cm" svg:y="4.189cm" style:legend-expansion="high" chart:style-name="ch2"/>
        <chart:plot-area chart:style-name="ch3" chart:data-source-has-labels="both" svg:x="1.295cm" svg:y="0.179cm" svg:width="11.896cm" svg:height="7.695cm">
          <chartooo:coordinate-region svg:x="2.048cm" svg:y="0.389cm" svg:width="10.946cm" svg:height="6.816cm"/>
          <chart:axis chart:dimension="x" chart:name="primary-x" chart:style-name="ch4" chartooo:axis-type="auto">
            <chartooo:date-scale/>
            <chart:title svg:x="6.139cm" svg:y="8.054cm" chart:style-name="ch5">
              <text:p>nº entradas rob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334cm" chart:style-name="ch7">
              <text:p>CPI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1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07cm" svg:height="6.159cm" xlink:href="." xlink:type="simple" chart:class="chart:line" chart:style-name="ch1">
        <chart:legend chart:legend-position="end" svg:x="10.019cm" svg:y="2.769cm" style:legend-expansion="high" chart:style-name="ch2"/>
        <chart:plot-area chart:style-name="ch3" chart:data-source-has-labels="both" svg:x="0.25cm" svg:y="0.123cm" svg:width="9.519cm" svg:height="5.913cm">
          <chartooo:coordinate-region svg:x="1.003cm" svg:y="0.123cm" svg:width="8.618cm" svg:height="3.59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1</text:p>
              </table:table-cell>
            </table:table-row>
          </table:table-header-rows>
          <table:table-rows>
            <table:table-row>
              <table:table-cell office:value-type="string">
                <text:p>pnt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 (histéresis)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 (saturación)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.02">
                <text:p>1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